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FEAMCB+Garamond" svg:font-family="FEAMCB+Garamond" style:font-family-generic="roman" style:font-pitch="variable"/>
    <style:font-face style:name="Garamond" svg:font-family="Garamond" style:font-family-generic="roman" style:font-pitch="variable"/>
    <style:font-face style:name="Garamond-Bold" svg:font-family="Garamond-Bol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Univers Condensed" svg:font-family="'Univers Condensed'"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IE"/>
    </style:style>
    <style:style style:name="P2" style:family="paragraph" style:parent-style-name="Standard">
      <style:text-properties style:font-name="Calibri" fo:font-style="italic" style:font-style-asian="italic"/>
    </style:style>
    <style:style style:name="P3" style:family="paragraph" style:parent-style-name="Standard">
      <style:paragraph-properties fo:margin-top="0.212cm" fo:margin-bottom="0cm"/>
    </style:style>
    <style:style style:name="P4" style:family="paragraph" style:parent-style-name="Standard">
      <style:paragraph-properties fo:margin-top="0.212cm" fo:margin-bottom="0cm"/>
      <style:text-properties style:font-name="Calibri"/>
    </style:style>
    <style:style style:name="P5" style:family="paragraph" style:parent-style-name="Standard">
      <style:paragraph-properties fo:margin-top="0.212cm" fo:margin-bottom="0cm"/>
      <style:text-properties style:font-name="Calibri" style:font-name-complex="Arial" style:font-size-complex="10pt"/>
    </style:style>
    <style:style style:name="P6" style:family="paragraph" style:parent-style-name="Standard">
      <style:paragraph-properties fo:margin-top="0.212cm" fo:margin-bottom="0cm"/>
      <style:text-properties style:font-name="Calibri" fo:font-style="italic" style:font-style-asian="italic" style:font-name-complex="Arial" style:font-size-complex="10pt" style:font-style-complex="italic"/>
    </style:style>
    <style:style style:name="P7" style:family="paragraph" style:parent-style-name="Standard">
      <style:paragraph-properties fo:margin-top="0.212cm" fo:margin-bottom="0cm"/>
      <style:text-properties style:font-name="Calibri" fo:font-size="14pt" fo:font-weight="bold" style:font-size-asian="14pt" style:font-weight-asian="bold"/>
    </style:style>
    <style:style style:name="P8" style:family="paragraph" style:parent-style-name="Standard">
      <style:paragraph-properties fo:margin-top="0.212cm" fo:margin-bottom="0cm"/>
      <style:text-properties style:font-name="Calibri" fo:font-size="14pt" fo:font-weight="bold" style:font-size-asian="14pt" style:font-weight-asian="bold" style:font-name-complex="Arial" style:font-size-complex="10pt"/>
    </style:style>
    <style:style style:name="P9" style:family="paragraph" style:parent-style-name="Standard">
      <style:paragraph-properties fo:margin-top="0.212cm" fo:margin-bottom="0cm"/>
      <style:text-properties fo:color="#ff0000" style:font-name="Calibri" style:font-name-complex="Arial" style:font-size-complex="10pt"/>
    </style:style>
    <style:style style:name="P10" style:family="paragraph" style:parent-style-name="Standard">
      <style:paragraph-properties fo:margin-top="0.212cm" fo:margin-bottom="0cm"/>
      <style:text-properties fo:color="#ff0000" style:font-name="Calibri" fo:font-weight="bold" style:font-weight-asian="bold" style:font-name-complex="Arial" style:font-size-complex="10pt" style:font-weight-complex="bold"/>
    </style:style>
    <style:style style:name="P11" style:family="paragraph" style:parent-style-name="Heading_20_3">
      <style:paragraph-properties fo:text-align="justify" style:justify-single-word="false"/>
      <style:text-properties style:font-name="Calibri"/>
    </style:style>
    <style:style style:name="P12" style:family="paragraph" style:parent-style-name="Heading_20_3">
      <style:paragraph-properties fo:text-align="justify" style:justify-single-word="false"/>
    </style:style>
    <style:style style:name="P13" style:family="paragraph" style:parent-style-name="Heading_20_2" style:master-page-name="MP0">
      <style:paragraph-properties fo:text-align="justify" style:justify-single-word="false" style:page-number="auto"/>
    </style:style>
    <style:style style:name="P14" style:family="paragraph" style:parent-style-name="Standard" style:list-style-name="WWNum43">
      <style:paragraph-properties fo:margin-top="0.106cm" fo:margin-bottom="0cm"/>
      <style:text-properties style:font-name="Calibri" style:font-name-complex="Arial" style:font-size-complex="10pt"/>
    </style:style>
    <style:style style:name="P15" style:family="paragraph" style:parent-style-name="List_20_Paragraph" style:list-style-name="WWNum44">
      <style:paragraph-properties fo:margin-top="0.212cm" fo:margin-bottom="0cm"/>
      <style:text-properties style:font-name="Calibri" style:font-name-complex="Arial" style:font-size-complex="10pt"/>
    </style:style>
    <style:style style:name="P16" style:family="paragraph" style:parent-style-name="List_20_Paragraph" style:list-style-name="WWNum44">
      <style:paragraph-properties fo:margin-top="0.212cm" fo:margin-bottom="0cm"/>
      <style:text-properties style:font-name="Calibri"/>
    </style:style>
    <style:style style:name="P17" style:family="paragraph" style:parent-style-name="List_20_Paragraph" style:list-style-name="WWNum42">
      <style:paragraph-properties fo:margin-top="0.106cm" fo:margin-bottom="0cm"/>
      <style:text-properties style:font-name="Calibri" style:font-name-complex="Arial" style:font-size-complex="10pt"/>
    </style:style>
    <style:style style:name="T1" style:family="text">
      <style:text-properties style:font-name="Calibri"/>
    </style:style>
    <style:style style:name="T2" style:family="text">
      <style:text-properties style:font-name="Calibri" fo:font-size="14pt" fo:font-weight="bold" style:font-size-asian="14pt" style:font-weight-asian="bold" style:font-name-complex="Arial" style:font-size-complex="10pt"/>
    </style:style>
    <style:style style:name="T3" style:family="text">
      <style:text-properties style:text-position="super 64%" style:font-name="Calibri" fo:font-size="14pt" fo:font-weight="bold" style:font-size-asian="14pt" style:font-weight-asian="bold" style:font-name-complex="Arial"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bookmark-start text:name="_Toc278551388"/><text:bookmark-start text:name="_Toc278551256"/><text:bookmark-start text:name="_Toc278549908"/><text:bookmark-start text:name="_Toc278549627"/><text:bookmark-start text:name="_Toc278548951"/><text:bookmark-start text:name="_Toc233453020"/><text:bookmark-start text:name="_Toc95024891"/><text:bookmark-start text:name="_Toc95024757"/><text:bookmark-start text:name="_Toc95023924"/><text:bookmark text:name="__RefHeading__11032_601266573"/><text:span text:style-name="Default_20_Paragraph_20_Font"><text:span text:style-name="T1">10. Requirements for Written Dissertations</text:span></text:span><text:bookmark-end text:name="_Toc278551388"/><text:bookmark-end text:name="_Toc278551256"/><text:bookmark-end text:name="_Toc278549908"/><text:bookmark-end text:name="_Toc278549627"/><text:bookmark-end text:name="_Toc278548951"/><text:bookmark-end text:name="_Toc233453020"/><text:bookmark-end text:name="_Toc95024891"/><text:bookmark-end text:name="_Toc95024757"/><text:bookmark-end text:name="_Toc95023924"/><text:bookmark-end text:name="__RefHeading__11032_601266573"/></text:h>
      <text:p text:style-name="P1"/>
      <text:h text:style-name="P11" text:outline-level="3"><text:bookmark-start text:name="_Toc278551389"/><text:bookmark-start text:name="_Toc278551257"/><text:bookmark-start text:name="_Toc278549909"/><text:bookmark-start text:name="_Toc278549628"/><text:bookmark-start text:name="_Toc278548952"/><text:bookmark-start text:name="_Toc233453021"/><text:bookmark-start text:name="_Toc450801600"/><text:bookmark text:name="__RefHeading__11034_601266573"/>10.1 General Presentation of the Thesis<text:bookmark-end text:name="_Toc278551389"/><text:bookmark-end text:name="_Toc278551257"/><text:bookmark-end text:name="_Toc278549909"/><text:bookmark-end text:name="_Toc278549628"/><text:bookmark-end text:name="_Toc278548952"/><text:bookmark-end text:name="_Toc233453021"/><text:bookmark-end text:name="_Toc450801600"/><text:bookmark-end text:name="__RefHeading__11034_601266573"/></text:h>
      <text:p text:style-name="P1"/>
      <text:p text:style-name="P4">The following requirements must be adhered to in the format of the final thesis. <text:s/>They are not intended as an exhaustive specification. <text:s/></text:p>
      <text:p text:style-name="P5"/>
      <text:h text:style-name="P11" text:outline-level="3"><text:bookmark-start text:name="_Toc278551390"/><text:bookmark-start text:name="_Toc278551258"/><text:bookmark-start text:name="_Toc278549910"/><text:bookmark-start text:name="_Toc278549629"/><text:bookmark-start text:name="_Toc278548953"/><text:bookmark-start text:name="_Toc233453022"/><text:bookmark text:name="__RefHeading__11036_601266573"/>10.2 Print and Pagination<text:bookmark-end text:name="_Toc278551390"/><text:bookmark-end text:name="_Toc278551258"/><text:bookmark-end text:name="_Toc278549910"/><text:bookmark-end text:name="_Toc278549629"/><text:bookmark-end text:name="_Toc278548953"/><text:bookmark-end text:name="_Toc233453022"/><text:bookmark-end text:name="__RefHeading__11036_601266573"/></text:h>
      <text:p text:style-name="P1"/>
      <text:p text:style-name="P5">Copies of the thesis must be presented in a permanent and legible print form. <text:s/>Where copies are produced by any photocopying processes, these must be of a permanent nature. <text:s/>The printer must be capable of producing text of a satisfactory quality.</text:p>
      <text:p text:style-name="P5">The thesis should be printed on A4-size paper, minimum font pitch size Times New Roman 12 with pages numbered consecutively. The thesis may be printed on one side of the paper only. Main text should be printed in double spacing; footnotes and quotations should be printed in normal spacing.</text:p>
      <text:p text:style-name="P5">While theses are normally in A4 format, the Institute may give permission for a thesis to be submitted in another format where it is satisfied that the contents of the thesis can be better expressed in that format. However, Research Candidates using a format larger than A4 should note that the production of microfiche copies and full-size enlargements might not be feasible.</text:p>
      <text:p text:style-name="P5"/>
      <text:h text:style-name="P11" text:outline-level="3"><text:bookmark-start text:name="_Toc278551391"/><text:bookmark-start text:name="_Toc278551259"/><text:bookmark-start text:name="_Toc278549911"/><text:bookmark-start text:name="_Toc278549630"/><text:bookmark-start text:name="_Toc278548954"/><text:bookmark-start text:name="_Toc233453023"/><text:bookmark text:name="__RefHeading__11038_601266573"/>10.3 Length of Thesis<text:bookmark-end text:name="_Toc278551391"/><text:bookmark-end text:name="_Toc278551259"/><text:bookmark-end text:name="_Toc278549911"/><text:bookmark-end text:name="_Toc278549630"/><text:bookmark-end text:name="_Toc278548954"/><text:bookmark-end text:name="_Toc233453023"/><text:bookmark-end text:name="__RefHeading__11038_601266573"/></text:h>
      <text:p text:style-name="P1"/>
      <text:p text:style-name="P5">The text of the thesis should not normally exceed the following length (excluding ancillary data);</text:p>
      <text:p text:style-name="P5">Ph.D.<text:tab/>80,000 words</text:p>
      <text:p text:style-name="P5">M.A.<text:tab/>60,000 words</text:p>
      <text:p text:style-name="P5">M.Bus.<text:tab/>60,000 words</text:p>
      <text:p text:style-name="P5">M.Sc.<text:tab/>60,000<text:tab/>words</text:p>
      <text:p text:style-name="P4">M.Eng.<text:tab/>60,000<text:tab/>words</text:p>
      <text:p text:style-name="P5"/>
      <text:h text:style-name="P12" text:outline-level="3"><text:bookmark-start text:name="_Toc278551392"/><text:bookmark-start text:name="_Toc278551260"/><text:bookmark-start text:name="_Toc278549912"/><text:bookmark-start text:name="_Toc278549631"/><text:bookmark-start text:name="_Toc278548955"/><text:bookmark-start text:name="_Toc233453024"/><text:bookmark text:name="__RefHeading__11040_601266573"/><text:span text:style-name="Default_20_Paragraph_20_Font"><text:span text:style-name="T1">10.4 Multiple Volumes</text:span></text:span><text:bookmark-end text:name="_Toc278551392"/><text:bookmark-end text:name="_Toc278551260"/><text:bookmark-end text:name="_Toc278549912"/><text:bookmark-end text:name="_Toc278549631"/><text:bookmark-end text:name="_Toc278548955"/><text:bookmark-end text:name="_Toc233453024"/><text:bookmark-end text:name="__RefHeading__11040_601266573"/></text:h>
      <text:p text:style-name="P1"/>
      <text:p text:style-name="P5">Where the thesis consists of more than one volume, the pagination should indicate the number of the volume as well as the page-number referring to the particular volume.</text:p>
      <text:p text:style-name="P9">USE \part to achieve this.. may have to rename parts to volumes in the control file</text:p>
      <text:h text:style-name="P11" text:outline-level="3"><text:bookmark-start text:name="_Toc278551393"/><text:bookmark-start text:name="_Toc278551261"/><text:bookmark-start text:name="_Toc278549913"/><text:bookmark-start text:name="_Toc278549632"/><text:bookmark-start text:name="_Toc278548956"/><text:bookmark-start text:name="_Toc233453025"/><text:bookmark text:name="__RefHeading__11042_601266573"/>10.5 Page Margins<text:bookmark-end text:name="_Toc278551393"/><text:bookmark-end text:name="_Toc278551261"/><text:bookmark-end text:name="_Toc278549913"/><text:bookmark-end text:name="_Toc278549632"/><text:bookmark-end text:name="_Toc278548956"/><text:bookmark-end text:name="_Toc233453025"/><text:bookmark-end text:name="__RefHeading__11042_601266573"/></text:h>
      <text:p text:style-name="P1"/>
      <text:p text:style-name="P4">Page margins must be set at 45 mm left (to allow for binding and guttering); 25 mm right, top and bottom.</text:p>
      <text:p text:style-name="P9">OK</text:p>
      <text:h text:style-name="P11" text:outline-level="3"><text:bookmark-start text:name="_Toc278551394"/><text:bookmark-start text:name="_Toc278551262"/><text:bookmark-start text:name="_Toc278549914"/><text:bookmark-start text:name="_Toc278549633"/><text:bookmark-start text:name="_Toc278548957"/><text:bookmark-start text:name="_Toc233453026"/><text:bookmark text:name="__RefHeading__11044_601266573"/>10.6 Page Numbers<text:bookmark-end text:name="_Toc278551394"/><text:bookmark-end text:name="_Toc278551262"/><text:bookmark-end text:name="_Toc278549914"/><text:bookmark-end text:name="_Toc278549633"/><text:bookmark-end text:name="_Toc278548957"/><text:bookmark-end text:name="_Toc233453026"/><text:bookmark-end text:name="__RefHeading__11044_601266573"/></text:h>
      <text:p text:style-name="P1"/>
      <text:p text:style-name="P5"><text:soft-page-break/>Page numbers should be located centrally at the bottom of the page and about 20mm above the edge of the page. Pages must be numbered consecutively through the main text including photographs and/or diagrams that are included as whole pages.</text:p>
      <text:p text:style-name="P9">OK</text:p>
      <text:h text:style-name="P11" text:outline-level="3"><text:bookmark-start text:name="_Toc278551395"/><text:bookmark-start text:name="_Toc278551263"/><text:bookmark-start text:name="_Toc278549915"/><text:bookmark-start text:name="_Toc278549634"/><text:bookmark-start text:name="_Toc278548958"/><text:bookmark-start text:name="_Toc233453027"/><text:bookmark text:name="__RefHeading__11046_601266573"/>10.7 Photographs or Diagrams<text:bookmark-end text:name="_Toc278551395"/><text:bookmark-end text:name="_Toc278551263"/><text:bookmark-end text:name="_Toc278549915"/><text:bookmark-end text:name="_Toc278549634"/><text:bookmark-end text:name="_Toc278548958"/><text:bookmark-end text:name="_Toc233453027"/><text:bookmark-end text:name="__RefHeading__11046_601266573"/></text:h>
      <text:p text:style-name="P1"/>
      <text:p text:style-name="P4">Photographs or diagrams, if any, must be incorporated digitally with the text; where this is not appropriate or practicable they should be fixed firmly in place.</text:p>
      <text:p text:style-name="P5"/>
      <text:h text:style-name="P11" text:outline-level="3"><text:bookmark-start text:name="_Toc278551396"/><text:bookmark-start text:name="_Toc278551264"/><text:bookmark-start text:name="_Toc278549916"/><text:bookmark-start text:name="_Toc278549635"/><text:bookmark-start text:name="_Toc278548959"/><text:bookmark-start text:name="_Toc233453028"/><text:bookmark text:name="__RefHeading__11048_601266573"/>10.8 Bibliography and References<text:bookmark-end text:name="_Toc278551396"/><text:bookmark-end text:name="_Toc278551264"/><text:bookmark-end text:name="_Toc278549916"/><text:bookmark-end text:name="_Toc278549635"/><text:bookmark-end text:name="_Toc278548959"/><text:bookmark-end text:name="_Toc233453028"/><text:bookmark-end text:name="__RefHeading__11048_601266573"/></text:h>
      <text:p text:style-name="P1"/>
      <text:p text:style-name="P4">The thesis must acknowledge published or other sources of material consulted (including an appropriate bibliography) and any assistance received.</text:p>
      <text:p text:style-name="P9">OK – need to work on Harvard ref system.</text:p>
      <text:h text:style-name="P11" text:outline-level="3"><text:bookmark-start text:name="_Toc278551397"/><text:bookmark-start text:name="_Toc278551265"/><text:bookmark-start text:name="_Toc278549917"/><text:bookmark-start text:name="_Toc278549636"/><text:bookmark-start text:name="_Toc278548960"/><text:bookmark-start text:name="_Toc233453029"/><text:bookmark text:name="__RefHeading__11050_601266573"/>10.9 Appendices<text:bookmark-end text:name="_Toc278551397"/><text:bookmark-end text:name="_Toc278551265"/><text:bookmark-end text:name="_Toc278549917"/><text:bookmark-end text:name="_Toc278549636"/><text:bookmark-end text:name="_Toc278548960"/><text:bookmark-end text:name="_Toc233453029"/><text:bookmark-end text:name="__RefHeading__11050_601266573"/></text:h>
      <text:p text:style-name="P1"/>
      <text:p text:style-name="P4">Appendices should be named alphabetically, and each appendix paginated consecutively but separately from the main text and from each other.</text:p>
      <text:p text:style-name="P10">OK</text:p>
      <text:h text:style-name="P11" text:outline-level="3"><text:bookmark-start text:name="_Toc278551398"/><text:bookmark-start text:name="_Toc278551266"/><text:bookmark-start text:name="_Toc278549918"/><text:bookmark-start text:name="_Toc278549637"/><text:bookmark-start text:name="_Toc278548961"/><text:bookmark-start text:name="_Toc233453030"/><text:bookmark text:name="__RefHeading__11052_601266573"/>10.10 Inclusion of Pre-Published Material<text:bookmark-end text:name="_Toc278551398"/><text:bookmark-end text:name="_Toc278551266"/><text:bookmark-end text:name="_Toc278549918"/><text:bookmark-end text:name="_Toc278549637"/><text:bookmark-end text:name="_Toc278548961"/><text:bookmark-end text:name="_Toc233453030"/><text:bookmark-end text:name="__RefHeading__11052_601266573"/></text:h>
      <text:p text:style-name="P1"/>
      <text:p text:style-name="P4">The Research Candidate is free to publish material in advance of the thesis but reference must be made to any such work in the thesis. Copies of published material must be bound in with the thesis as appendices.</text:p>
      <text:p text:style-name="P5"/>
      <text:h text:style-name="P11" text:outline-level="3"><text:bookmark-start text:name="_Toc278551399"/><text:bookmark-start text:name="_Toc278551267"/><text:bookmark-start text:name="_Toc278549919"/><text:bookmark-start text:name="_Toc278549638"/><text:bookmark-start text:name="_Toc278548962"/><text:bookmark-start text:name="_Toc233453031"/><text:bookmark text:name="__RefHeading__11054_601266573"/>10.11 Abstract of Thesis<text:bookmark-end text:name="_Toc278551399"/><text:bookmark-end text:name="_Toc278551267"/><text:bookmark-end text:name="_Toc278549919"/><text:bookmark-end text:name="_Toc278549638"/><text:bookmark-end text:name="_Toc278548962"/><text:bookmark-end text:name="_Toc233453031"/><text:bookmark-end text:name="__RefHeading__11054_601266573"/></text:h>
      <text:p text:style-name="P1"/>
      <text:p text:style-name="P5">An abstract not exceeding 300 words, which provides a synopsis of the thesis stating the nature, objectives and scope of the work undertaken and of the contribution made to the knowledge of the subject treated, should be bound as an integral part of the thesis, and should precede the main text.</text:p>
      <text:p text:style-name="P4">A separate copy of the abstract must accompany each copy of the thesis submitted. The abstract should be printed or typed in single spacing and should indicate the author and title of the thesis in the form of a heading.</text:p>
      <text:p text:style-name="P5"/>
      <text:h text:style-name="P11" text:outline-level="3"><text:bookmark-start text:name="_Toc278551400"/><text:bookmark-start text:name="_Toc278551268"/><text:bookmark-start text:name="_Toc278549920"/><text:bookmark-start text:name="_Toc278549639"/><text:bookmark-start text:name="_Toc278548963"/><text:bookmark-start text:name="_Toc233453032"/><text:bookmark text:name="__RefHeading__11056_601266573"/>10.12 Declaration<text:bookmark-end text:name="_Toc278551400"/><text:bookmark-end text:name="_Toc278551268"/><text:bookmark-end text:name="_Toc278549920"/><text:bookmark-end text:name="_Toc278549639"/><text:bookmark-end text:name="_Toc278548963"/><text:bookmark-end text:name="_Toc233453032"/><text:bookmark-end text:name="__RefHeading__11056_601266573"/></text:h>
      <text:p text:style-name="P5">The statement below must be included before the abstract of the thesis and signed by the Research Candidate and the supervisor(s), indicating that the thesis represents the Research Candidate’s own work. In the case of a thesis based on a group project, the extent of the Research Candidate’s individual contribution must be made and reference to any other theses submitted or material published by each collaborator.<text:bookmark-start text:name="_Toc93666631"/><text:bookmark-start text:name="_Toc93658483"/><text:bookmark-start text:name="_Toc93658340"/><text:bookmark-start text:name="_Toc93658129"/></text:p>
      <text:p text:style-name="P2">“Declaration<text:bookmark-end text:name="_Toc93666631"/><text:bookmark-end text:name="_Toc93658483"/><text:bookmark-end text:name="_Toc93658340"/><text:bookmark-end text:name="_Toc93658129"/></text:p>
      <text:p text:style-name="P6">The work presented in this thesis is the original work of the author, under the direction of “Title”. “First Name” “Second Name” and due reference has been made, where necessary, to the work of others. No part of this thesis has been previously submitted to LIT or any other Institute.”</text:p>
      <text:p text:style-name="P5"><text:soft-page-break/>__________________<text:tab/><text:tab/><text:tab/><text:tab/><text:tab/><text:tab/>_________________</text:p>
      <text:p text:style-name="P5">Research Candidate First Name Initial. Surname<text:tab/><text:tab/><text:tab/>Date</text:p>
      <text:p text:style-name="P5"/>
      <text:p text:style-name="P5">_______________________<text:tab/><text:tab/><text:tab/><text:tab/><text:tab/><text:tab/>_________________</text:p>
      <text:p text:style-name="P5">Lead Supervisor First Name Initial, Surname<text:tab/><text:tab/><text:tab/>Date</text:p>
      <text:p text:style-name="P10">OK</text:p>
      <text:h text:style-name="P11" text:outline-level="3"><text:bookmark-start text:name="_Toc278551401"/><text:bookmark-start text:name="_Toc278551269"/><text:bookmark-start text:name="_Toc278549921"/><text:bookmark-start text:name="_Toc278549640"/><text:bookmark-start text:name="_Toc278548964"/><text:bookmark-start text:name="_Toc233453033"/><text:bookmark text:name="__RefHeading__11058_601266573"/>10.13 Title Page<text:bookmark-end text:name="_Toc278551401"/><text:bookmark-end text:name="_Toc278551269"/><text:bookmark-end text:name="_Toc278549921"/><text:bookmark-end text:name="_Toc278549640"/><text:bookmark-end text:name="_Toc278548964"/><text:bookmark-end text:name="_Toc233453033"/><text:bookmark-end text:name="__RefHeading__11058_601266573"/></text:h>
      <text:p text:style-name="P1"/>
      <text:p text:style-name="P5">The title page of each volume of the thesis should contain the following information:</text:p>
      <text:p text:style-name="P5"/>
      <text:list xml:id="list33233647" text:style-name="WWNum44">
        <text:list-item>
          <text:p text:style-name="P15">LIT Logo</text:p>
        </text:list-item>
        <text:list-item>
          <text:p text:style-name="P15">The full title of the thesis, and the subtitle, if any; if there is more than one volume; the total number of volumes and the number of the particular volume;</text:p>
        </text:list-item>
        <text:list-item>
          <text:p text:style-name="P15">The full name of the author with, if desired, any qualifications or distinctions;</text:p>
        </text:list-item>
        <text:list-item>
          <text:p text:style-name="P15">The award for which the thesis is submitted in partial fulfilment to LIT/HETAC as appropriate;</text:p>
        </text:list-item>
        <text:list-item>
          <text:p text:style-name="P15">The name of the sponsoring designating institution;</text:p>
        </text:list-item>
        <text:list-item>
          <text:p text:style-name="P15">The name(s) of the supervisor(s) of the research;</text:p>
        </text:list-item>
        <text:list-item>
          <text:p text:style-name="P16">as the last line on the page, the statement "Submitted to the Higher Education and Training Awards Council, (Month) (Year)" or “Submitted to the Limerick Institute of Technology, (Month) (Year)” .</text:p>
        </text:list-item>
      </text:list>
      <text:p text:style-name="P10">OK</text:p>
      <text:h text:style-name="P11" text:outline-level="3"><text:bookmark-start text:name="_Toc278551402"/><text:bookmark-start text:name="_Toc278551270"/><text:bookmark-start text:name="_Toc278549922"/><text:bookmark-start text:name="_Toc278549641"/><text:bookmark-start text:name="_Toc278548965"/><text:bookmark-start text:name="_Toc233453034"/><text:bookmark text:name="__RefHeading__11060_601266573"/>10.14 Initial Soft Bound Thesis<text:bookmark-end text:name="_Toc278551402"/><text:bookmark-end text:name="_Toc278551270"/><text:bookmark-end text:name="_Toc278549922"/><text:bookmark-end text:name="_Toc278549641"/><text:bookmark-end text:name="_Toc278548965"/><text:bookmark-end text:name="_Toc233453034"/><text:bookmark-end text:name="__RefHeading__11060_601266573"/></text:h>
      <text:p text:style-name="P1"/>
      <text:p text:style-name="P4">For the initial thesis, the Research Candidate must prepare three soft-bound copies of the thesis, to be forwarded to the GRO Office for distribution to the Internal Examiner, the External Examiner(s) and Chairperson of the Exam Board.</text:p>
      <text:p text:style-name="P5"/>
      <text:h text:style-name="P11" text:outline-level="3"><text:bookmark-start text:name="_Toc278551403"/><text:bookmark-start text:name="_Toc278551271"/><text:bookmark-start text:name="_Toc278549923"/><text:bookmark-start text:name="_Toc278549642"/><text:bookmark-start text:name="_Toc278548966"/><text:bookmark-start text:name="_Toc233453035"/><text:bookmark text:name="__RefHeading__11062_601266573"/>10.15 Final Hard Bound Thesis<text:bookmark-end text:name="_Toc278551403"/><text:bookmark-end text:name="_Toc278551271"/><text:bookmark-end text:name="_Toc278549923"/><text:bookmark-end text:name="_Toc278549642"/><text:bookmark-end text:name="_Toc278548966"/><text:bookmark-end text:name="_Toc233453035"/><text:bookmark-end text:name="__RefHeading__11062_601266573"/></text:h>
      <text:p text:style-name="P1"/>
      <text:p text:style-name="P4">On receipt of feedback in respect of the initial soft-bound thesis and the completion of required amendments, if any, the Research Candidate must submit two hard bound copies of the thesis to the GRO Office, one copy each for distribution to the HETAC/LIT Archive and LIT library. The Research Candidate may also prepare a hard bound copy for the Main Supervisor bringing the total to three hard bound copies in all.</text:p>
      <text:p text:style-name="P5"/>
      <text:p text:style-name="P5"/>
      <text:p text:style-name="P5"/>
      <text:h text:style-name="P12" text:outline-level="3"><text:bookmark-start text:name="_Toc278551404"/><text:bookmark-start text:name="_Toc278551272"/><text:bookmark-start text:name="_Toc278549924"/><text:bookmark-start text:name="_Toc278549643"/><text:bookmark-start text:name="_Toc278548967"/><text:bookmark-start text:name="_Toc233453036"/><text:bookmark text:name="__RefHeading__11064_601266573"/><text:span text:style-name="Default_20_Paragraph_20_Font"><text:span text:style-name="T1">10.16 Copies</text:span></text:span><text:bookmark-end text:name="_Toc278551404"/><text:bookmark-end text:name="_Toc278551272"/><text:bookmark-end text:name="_Toc278549924"/><text:bookmark-end text:name="_Toc278549643"/><text:bookmark-end text:name="_Toc278548967"/><text:bookmark-end text:name="_Toc233453036"/><text:bookmark-end text:name="__RefHeading__11064_601266573"/></text:h>
      <text:p text:style-name="P1"/>
      <text:p text:style-name="P4">The custody and distribution of all copies of the thesis presented by the Research Candidate is the responsibility of the GRO Office. This responsibility relates in particular to the forwarding of the required <text:soft-page-break/>soft bound copies to the External Examiner(s) and, at the time of the Examiners' recommendation regarding the award of a degree to the Research Candidate, hard bound copies to HETAC/LIT Archive and LIT Library.</text:p>
      <text:p text:style-name="P5"/>
      <text:h text:style-name="P11" text:outline-level="3"><text:bookmark-start text:name="_Toc278551405"/><text:bookmark-start text:name="_Toc278551273"/><text:bookmark-start text:name="_Toc278549925"/><text:bookmark-start text:name="_Toc278549644"/><text:bookmark-start text:name="_Toc278548968"/><text:bookmark-start text:name="_Toc233453037"/><text:bookmark text:name="__RefHeading__11066_601266573"/>10.17 Front Board and Spine of Final Hard Bound Thesis<text:bookmark-end text:name="_Toc278551405"/><text:bookmark-end text:name="_Toc278551273"/><text:bookmark-end text:name="_Toc278549925"/><text:bookmark-end text:name="_Toc278549644"/><text:bookmark-end text:name="_Toc278548968"/><text:bookmark-end text:name="_Toc233453037"/><text:bookmark-end text:name="__RefHeading__11066_601266573"/></text:h>
      <text:p text:style-name="P1"/>
      <text:p text:style-name="P5">The binding shall be of a fixed type so that pages cannot be removed or replaced. <text:s/>The front and rear boards shall have sufficient rigidity to support the weight of the work when standing upright.</text:p>
      <text:list xml:id="list33204165" text:style-name="WWNum42">
        <text:list-item>
          <text:p text:style-name="P17">The outside front board shall bear the title of the work in at least 24pt type.</text:p>
        </text:list-item>
        <text:list-item>
          <text:p text:style-name="P17">The front board (cover) of the thesis shall contain the following information only:</text:p>
        </text:list-item>
      </text:list>
      <text:list xml:id="list33203277" text:style-name="WWNum43">
        <text:list-item>
          <text:p text:style-name="P14">The title of the thesis in full text (alphanumerical terms, discipline specific terms or acronyms must not be used);</text:p>
        </text:list-item>
        <text:list-item>
          <text:p text:style-name="P14">The initials and name of the Research Candidate with, if desired, any qualifications or distinctions;</text:p>
        </text:list-item>
        <text:list-item>
          <text:p text:style-name="P14">LIT/HETAC award for which the thesis is submitted, and the year of thesis;</text:p>
        </text:list-item>
        <text:list-item>
          <text:p text:style-name="P14">Where the thesis consists of more than one volume, the volume number and the total number of volumes.</text:p>
        </text:list-item>
      </text:list>
      <text:p text:style-name="P5">The same information (excluding the title of the thesis) shall be printed along the spine of the cover in such a way as to be easily legible when the copy is lying flat with its front cover uppermost. All lettering on the cover and the spine shall be of plain graphic design.<text:bookmark-start text:name="_Toc278551406"/><text:bookmark-end text:name="_Toc278551406"/><text:bookmark-start text:name="_Toc278551274"/><text:bookmark-end text:name="_Toc278551274"/><text:bookmark-start text:name="_Toc278549926"/><text:bookmark-end text:name="_Toc278549926"/><text:bookmark-start text:name="_Toc278549645"/><text:bookmark-end text:name="_Toc278549645"/><text:bookmark-start text:name="_Toc278548969"/><text:bookmark-end text:name="_Toc278548969"/><text:bookmark-start text:name="_Toc233453038"/><text:bookmark-end text:name="_Toc233453038"/><text:bookmark-start text:name="_Toc95024905"/><text:bookmark-end text:name="_Toc95024905"/><text:bookmark-start text:name="_Toc95024771"/><text:bookmark-end text:name="_Toc95024771"/><text:bookmark-start text:name="_Toc95023938"/><text:bookmark-end text:name="_Toc95023938"/><text:bookmark-start text:name="_Toc94949207"/><text:bookmark-end text:name="_Toc94949207"/><text:bookmark-start text:name="_Toc94947991"/><text:bookmark-end text:name="_Toc94947991"/><text:bookmark-start text:name="_Toc94947946"/><text:bookmark-end text:name="_Toc94947946"/><text:bookmark-start text:name="_Toc94947740"/><text:bookmark-end text:name="_Toc94947740"/><text:bookmark-start text:name="_Toc94784090"/><text:bookmark-end text:name="_Toc94784090"/><text:bookmark-start text:name="_Toc94782943"/><text:bookmark-end text:name="_Toc94782943"/><text:bookmark-start text:name="_Toc94515700"/><text:bookmark-end text:name="_Toc94515700"/><text:bookmark-start text:name="_Toc94348859"/><text:bookmark-end text:name="_Toc94348859"/><text:bookmark-start text:name="_Toc93667077"/><text:bookmark-end text:name="_Toc93667077"/><text:bookmark-start text:name="_Toc93666804"/><text:bookmark-end text:name="_Toc93666804"/><text:bookmark-start text:name="_Toc93666632"/><text:bookmark-end text:name="_Toc93666632"/><text:bookmark-start text:name="_Toc93658484"/><text:bookmark-end text:name="_Toc93658484"/><text:bookmark-start text:name="_Toc93658341"/><text:bookmark-end text:name="_Toc93658341"/><text:bookmark-start text:name="_Toc93658130"/><text:bookmark-end text:name="_Toc93658130"/><text:bookmark-start text:name="_Toc91573360"/><text:bookmark-end text:name="_Toc91573360"/></text:p>
      <text:p text:style-name="P5"/>
      <text:p text:style-name="P5"/>
      <text:p text:style-name="P5"/>
      <text:p text:style-name="P3"><text:span text:style-name="Default_20_Paragraph_20_Font"><text:span text:style-name="T2">Pick up on 3</text:span></text:span><text:span text:style-name="Default_20_Paragraph_20_Font"><text:span text:style-name="T3">rd</text:span></text:span><text:span text:style-name="Default_20_Paragraph_20_Font"><text:span text:style-name="T2"> of Aug</text:span></text:span><text:span text:style-name="Default_20_Paragraph_20_Font"><text:span text:style-name="T2"> 147.60 + 30?</text:span></text:spa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FEAMCB+Garamond" svg:font-family="FEAMCB+Garamond" style:font-family-generic="roman" style:font-pitch="variable"/>
    <style:font-face style:name="Garamond" svg:font-family="Garamond" style:font-family-generic="roman" style:font-pitch="variable"/>
    <style:font-face style:name="Garamond-Bold" svg:font-family="Garamond-Bol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Univers Condensed" svg:font-family="'Univers Condensed'"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I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I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Garamond-Bold" fo:font-size="11pt" fo:language="en" fo:country="GB"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12cm" fo:margin-bottom="0cm" fo:hyphenation-ladder-count="no-limit" fo:keep-with-next="always"/>
      <style:text-properties fo:font-size="16pt" fo:language="en" fo:country="IE" fo:font-weight="bold" style:font-size-asian="16pt" style:font-weight-asian="bold" style:font-name-complex="Arial"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635cm" fo:margin-bottom="0cm" fo:hyphenation-ladder-count="no-limit" fo:keep-with-next="always"/>
      <style:text-properties fo:font-size="14pt" fo:language="en" fo:country="IE" fo:font-weight="bold" style:font-size-asian="14pt" style:font-weight-asian="bold" style:font-name-complex="Arial"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212cm" fo:margin-bottom="0cm" fo:hyphenation-ladder-count="no-limit" fo:keep-with-next="always"/>
      <style:text-properties fo:font-size="13pt" fo:language="en" fo:country="IE" fo:font-weight="bold" style:font-size-asian="13pt" style:font-weight-asian="bold" style:font-weight-complex="bold" fo:hyphenate="false" fo:hyphenation-remain-char-count="0" fo:hyphenation-push-char-count="0"/>
    </style:style>
    <style:style style:name="Heading_20_4" style:display-name="Heading 4" style:family="paragraph" style:parent-style-name="Heading_20_9" style:next-style-name="Text_20_body" style:default-outline-level="4" style:class="text">
      <style:paragraph-properties fo:hyphenation-ladder-count="no-limit"/>
      <style:text-properties style:font-name="Calibri" fo:font-size="10.5pt" fo:language="en" fo:country="IE" style:font-size-asian="10.5pt" style:font-size-complex="10.5pt" fo:hyphenate="false" fo:hyphenation-remain-char-count="0" fo:hyphenation-push-char-count="0"/>
    </style:style>
    <style:style style:name="Heading_20_5" style:display-name="Heading 5" style:family="paragraph" style:parent-style-name="Heading_20_9" style:next-style-name="Text_20_body" style:default-outline-level="5" style:class="text">
      <style:paragraph-properties fo:margin-left="0cm" fo:margin-right="0cm" fo:hyphenation-ladder-count="no-limit" fo:text-indent="1.27cm" style:auto-text-indent="false"/>
      <style:text-properties style:font-name="Calibri" fo:font-size="10.5pt" fo:language="en" fo:country="IE" fo:font-style="italic" style:font-size-asian="10.5pt" style:font-style-asian="italic" style:font-size-complex="10.5pt"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left="0cm" fo:margin-right="0cm" fo:text-align="justify" style:justify-single-word="false" fo:hyphenation-ladder-count="no-limit" fo:text-indent="1.27cm" style:auto-text-indent="false" fo:keep-with-next="always"/>
      <style:text-properties fo:language="en" fo:country="US" fo:font-weight="bold" style:font-weight-asian="bold" style:font-name-complex="Arial" style:font-weight-complex="bold"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hyphenation-ladder-count="no-limit" fo:keep-with-next="always"/>
      <style:text-properties fo:language="en" fo:country="IE"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text-align="justify" style:justify-single-word="false" fo:hyphenation-ladder-count="no-limit" fo:keep-with-next="always"/>
      <style:text-properties style:font-name="Univers Condensed" fo:font-weight="bold" style:font-weight-asian="bold" style:font-size-complex="11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text-align="center" style:justify-single-word="false" fo:hyphenation-ladder-count="no-limit"/>
      <style:text-properties style:font-name="Microsoft Sans Serif" style:text-underline-style="solid" style:text-underline-width="auto" style:text-underline-color="font-color" fo:font-weight="bold" style:text-underline-mode="continuous" style:text-overline-mode="continuous" style:text-line-through-mode="continuous" style:font-weight-asian="bold" style:font-name-complex="Microsoft Sans Serif"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Standard" style:next-style-name="Subtitle" style:class="chapter">
      <style:paragraph-properties fo:text-align="center" style:justify-single-word="false" fo:hyphenation-ladder-count="no-limit"/>
      <style:text-properties fo:font-size="18pt" fo:language="en" fo:country="IE" fo:font-weight="bold" style:font-size-asian="18pt" style:font-weight-asian="bold" style:font-size-complex="18pt" style:font-weight-complex="bold"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fo:font-size="14pt" fo:font-style="italic" fo:font-weight="bold" style:font-size-asian="14pt" style:font-style-asian="italic" style:font-weight-asian="bold" style:font-size-complex="10pt" style:font-style-complex="italic" fo:hyphenate="false" fo:hyphenation-remain-char-count="0" fo:hyphenation-push-char-count="0"/>
    </style:style>
    <style:style style:name="Header" style:family="paragraph" style:parent-style-name="Standard" style:class="extra">
      <style:paragraph-properties fo:margin-top="0.212cm" fo:margin-bottom="0cm" fo:hyphenation-ladder-count="no-limit" text:number-lines="false" text:line-number="0">
        <style:tab-stops>
          <style:tab-stop style:position="7.325cm" style:type="center"/>
          <style:tab-stop style:position="14.651cm" style:type="right"/>
        </style:tab-stops>
      </style:paragraph-properties>
      <style:text-properties fo:font-size="13pt" fo:font-weight="bold" style:font-size-asian="13pt" style:font-weight-asian="bold" style:font-name-complex="Arial" style:font-weight-complex="bold"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ourier New" fo:language="en" fo:country="US" style:font-size-complex="10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635cm" fo:margin-bottom="0cm" fo:hyphenation-ladder-count="no-limit">
        <style:tab-stops>
          <style:tab-stop style:position="17cm" style:type="right" style:leader-style="dotted" style:leader-text="."/>
        </style:tab-stops>
      </style:paragraph-properties>
      <style:text-properties fo:text-transform="uppercase" style:font-name="Cambria" fo:font-size="12pt" fo:font-weight="bold" style:font-size-asian="12pt" style:font-weight-asian="bold" style:font-weight-complex="bold"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1.27cm" style:auto-text-indent="false">
        <style:tab-stops/>
      </style:paragraph-properties>
      <style:text-properties fo:font-size="16pt" fo:language="en" fo:country="IE" fo:font-weight="bold" style:font-size-asian="16pt" style:font-weight-asian="bold" style:font-weight-complex="bold" fo:hyphenate="false" fo:hyphenation-remain-char-count="0" fo:hyphenation-push-char-count="0"/>
    </style:style>
    <style:style style:name="Body_20_Text_20_Indent_20_3" style:display-name="Body Text Indent 3" style:family="paragraph" style:parent-style-name="Standard">
      <style:paragraph-properties fo:margin-left="1.501cm" fo:margin-right="0cm" fo:hyphenation-ladder-count="no-limit" fo:text-indent="0cm" style:auto-text-indent="false">
        <style:tab-stops/>
      </style:paragraph-properties>
      <style:text-properties style:font-name-complex="Arial" fo:hyphenate="false" fo:hyphenation-remain-char-count="0" fo:hyphenation-push-char-count="0"/>
    </style:style>
    <style:style style:name="Body_20_Text_20_3" style:display-name="Body Text 3" style:family="paragraph" style:parent-style-name="Standard">
      <style:paragraph-properties fo:margin-top="0.212cm" fo:margin-bottom="0cm" fo:hyphenation-ladder-count="no-limit"/>
      <style:text-properties fo:language="en" fo:country="IE"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499cm" fo:margin-right="0cm" fo:margin-top="0.423cm" fo:margin-bottom="0cm" fo:hyphenation-ladder-count="no-limit" fo:text-indent="0cm" style:auto-text-indent="false">
        <style:tab-stops>
          <style:tab-stop style:position="16.501cm" style:type="right" style:leader-style="dotted" style:leader-text="."/>
        </style:tab-stops>
      </style:paragraph-properties>
      <style:text-properties style:font-name="Calibri" fo:font-size="10pt" fo:font-weight="bold" style:font-size-asian="10pt" style:font-weight-asian="bold" style:font-size-complex="10pt" style:font-weight-complex="bold" fo:hyphenate="false" fo:hyphenation-remain-char-count="0" fo:hyphenation-push-char-count="0"/>
    </style:style>
    <style:style style:name="Contents_20_3" style:display-name="Contents 3" style:family="paragraph" style:parent-style-name="Standard" style:class="index">
      <style:paragraph-properties fo:margin-left="0.388cm" fo:margin-right="0cm" fo:hyphenation-ladder-count="no-limit" fo:text-indent="0cm" style:auto-text-indent="false">
        <style:tab-stops>
          <style:tab-stop style:position="16.002cm" style:type="right" style:leader-style="dotted" style:leader-text="."/>
        </style:tab-stops>
      </style:paragraph-properties>
      <style:text-properties style:font-name="Calibri" fo:font-size="10pt" style:font-size-asian="10pt" style:font-size-complex="10pt" fo:hyphenate="false" fo:hyphenation-remain-char-count="0" fo:hyphenation-push-char-count="0"/>
    </style:style>
    <style:style style:name="Contents_20_4" style:display-name="Contents 4" style:family="paragraph" style:parent-style-name="Standard" style:class="index">
      <style:paragraph-properties fo:margin-left="0.776cm" fo:margin-right="0cm" fo:hyphenation-ladder-count="no-limit" fo:text-indent="0cm" style:auto-text-indent="false">
        <style:tab-stops>
          <style:tab-stop style:position="15.503cm" style:type="right" style:leader-style="dotted" style:leader-text="."/>
        </style:tab-stops>
      </style:paragraph-properties>
      <style:text-properties style:font-name="Calibri" fo:font-size="10pt" style:font-size-asian="10pt" style:font-size-complex="10pt" fo:hyphenate="false" fo:hyphenation-remain-char-count="0" fo:hyphenation-push-char-count="0"/>
    </style:style>
    <style:style style:name="Contents_20_5" style:display-name="Contents 5" style:family="paragraph" style:parent-style-name="Standard" style:class="index">
      <style:paragraph-properties fo:margin-left="1.164cm" fo:margin-right="0cm" fo:hyphenation-ladder-count="no-limit" fo:text-indent="0cm" style:auto-text-indent="false">
        <style:tab-stops>
          <style:tab-stop style:position="15.004cm" style:type="right" style:leader-style="dotted" style:leader-text="."/>
        </style:tab-stops>
      </style:paragraph-properties>
      <style:text-properties style:font-name="Calibri" fo:font-size="10pt" style:font-size-asian="10pt" style:font-size-complex="10pt" fo:hyphenate="false" fo:hyphenation-remain-char-count="0" fo:hyphenation-push-char-count="0"/>
    </style:style>
    <style:style style:name="Contents_20_6" style:display-name="Contents 6" style:family="paragraph" style:parent-style-name="Standard" style:class="index">
      <style:paragraph-properties fo:margin-left="1.552cm" fo:margin-right="0cm" fo:hyphenation-ladder-count="no-limit" fo:text-indent="0cm" style:auto-text-indent="false">
        <style:tab-stops>
          <style:tab-stop style:position="14.504cm" style:type="right" style:leader-style="dotted" style:leader-text="."/>
        </style:tab-stops>
      </style:paragraph-properties>
      <style:text-properties style:font-name="Calibri" fo:font-size="10pt" style:font-size-asian="10pt" style:font-size-complex="10pt" fo:hyphenate="false" fo:hyphenation-remain-char-count="0" fo:hyphenation-push-char-count="0"/>
    </style:style>
    <style:style style:name="Contents_20_7" style:display-name="Contents 7" style:family="paragraph" style:parent-style-name="Standard" style:class="index">
      <style:paragraph-properties fo:margin-left="1.94cm" fo:margin-right="0cm" fo:hyphenation-ladder-count="no-limit" fo:text-indent="0cm" style:auto-text-indent="false">
        <style:tab-stops>
          <style:tab-stop style:position="14.005cm" style:type="right" style:leader-style="dotted" style:leader-text="."/>
        </style:tab-stops>
      </style:paragraph-properties>
      <style:text-properties style:font-name="Calibri" fo:font-size="10pt" style:font-size-asian="10pt" style:font-size-complex="10pt" fo:hyphenate="false" fo:hyphenation-remain-char-count="0" fo:hyphenation-push-char-count="0"/>
    </style:style>
    <style:style style:name="Contents_20_8" style:display-name="Contents 8" style:family="paragraph" style:parent-style-name="Standard" style:class="index">
      <style:paragraph-properties fo:margin-left="2.328cm" fo:margin-right="0cm" fo:hyphenation-ladder-count="no-limit" fo:text-indent="0cm" style:auto-text-indent="false">
        <style:tab-stops>
          <style:tab-stop style:position="13.506cm" style:type="right" style:leader-style="dotted" style:leader-text="."/>
        </style:tab-stops>
      </style:paragraph-properties>
      <style:text-properties style:font-name="Calibri" fo:font-size="10pt" style:font-size-asian="10pt" style:font-size-complex="10pt" fo:hyphenate="false" fo:hyphenation-remain-char-count="0" fo:hyphenation-push-char-count="0"/>
    </style:style>
    <style:style style:name="Contents_20_9" style:display-name="Contents 9" style:family="paragraph" style:parent-style-name="Standard" style:class="index">
      <style:paragraph-properties fo:margin-left="2.716cm" fo:margin-right="0cm" fo:hyphenation-ladder-count="no-limit" fo:text-indent="0cm" style:auto-text-indent="false">
        <style:tab-stops>
          <style:tab-stop style:position="13.007cm" style:type="right" style:leader-style="dotted" style:leader-text="."/>
        </style:tab-stops>
      </style:paragraph-properties>
      <style:text-properties style:font-name="Calibri" fo:font-size="10pt" style:font-size-asian="10pt" style:font-size-complex="10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Bullet" style:display-name="List Bullet" style:family="paragraph" style:parent-style-name="Standard">
      <style:paragraph-properties fo:hyphenation-ladder-count="no-limit"/>
      <style:text-properties style:font-name="Garamond" style:font-size-complex="10pt" fo:hyphenate="false" fo:hyphenation-remain-char-count="0" fo:hyphenation-push-char-count="0"/>
    </style:style>
    <style:style style:name="APP1.1" style:family="paragraph" style:parent-style-name="Subtitle" style:default-outline-level="2" style:list-style-name="WW_5f_OutlineListStyle">
      <style:paragraph-properties fo:margin-top="0cm" fo:margin-bottom="0.212cm" fo:text-align="start" style:justify-single-word="false" fo:hyphenation-ladder-count="no-limit"/>
      <style:text-properties style:font-name="Garamond" style:font-size-complex="12pt" fo:hyphenate="false" fo:hyphenation-remain-char-count="0" fo:hyphenation-push-char-count="0"/>
    </style:style>
    <style:style style:name="APP_20_1" style:display-name="APP 1" style:family="paragraph" style:parent-style-name="Standard" style:default-outline-level="1" style:list-style-name="">
      <style:paragraph-properties fo:margin-top="0cm" fo:margin-bottom="0.212cm" fo:hyphenation-ladder-count="no-limit"/>
      <style:text-properties fo:text-transform="uppercase" style:font-name="Garamond" fo:font-weight="bold" style:font-weight-asian="bold" fo:hyphenate="false" fo:hyphenation-remain-char-count="0" fo:hyphenation-push-char-count="0"/>
    </style:style>
    <style:style style:name="List_20_5" style:display-name="List 5" style:family="paragraph" style:parent-style-name="Standard" style:class="list">
      <style:paragraph-properties fo:margin-left="3.175cm" fo:margin-right="0cm" fo:margin-top="0cm" fo:margin-bottom="0.212cm" fo:hyphenation-ladder-count="no-limit" fo:text-indent="-0.635cm" style:auto-text-indent="false">
        <style:tab-stops/>
      </style:paragraph-properties>
      <style:text-properties style:font-name="Garamond" fo:font-size="10pt" fo:language="en" fo:country="IE" style:font-size-asian="10pt" fo:hyphenate="false" fo:hyphenation-remain-char-count="0" fo:hyphenation-push-char-count="0"/>
    </style:style>
    <style:style style:name="Body_20_Text_20_2" style:display-name="Body Text 2" style:family="paragraph" style:parent-style-name="Standard">
      <style:paragraph-properties fo:margin-top="0cm" fo:margin-bottom="0.212cm" fo:line-height="200%" fo:hyphenation-ladder-count="no-limit"/>
      <style:text-properties fo:hyphenate="false" fo:hyphenation-remain-char-count="0" fo:hyphenation-push-char-count="0"/>
    </style:style>
    <style:style style:name="Revision" style:family="paragraph">
      <style:paragraph-properties fo:orphans="2" fo:widows="2" fo:hyphenation-ladder-count="no-limit"/>
      <style:text-properties style:font-name="Arial" fo:font-size="11pt" fo:language="en" fo:country="GB" style:font-size-asian="11pt"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lock_20_Text" style:display-name="Block Text" style:family="paragraph" style:parent-style-name="Standard">
      <style:paragraph-properties fo:hyphenation-ladder-count="no-limit"/>
      <style:text-properties style:font-name="FEAMCB+Garamond" fo:font-size="12pt" fo:language="en" fo:country="IE" style:font-size-asian="12pt"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margin-top="0.847cm" fo:margin-bottom="0cm" fo:line-height="115%" fo:keep-together="always" fo:hyphenation-ladder-count="no-limit" text:number-lines="false" text:line-number="0"/>
      <style:text-properties fo:color="#365f91" style:font-name="Cambria" fo:font-size="14pt" fo:language="en" fo:country="US" style:font-size-asian="14pt" style:font-size-complex="14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Plain_20_Text_20_Char" style:display-name="Plain Text Char" style:family="text" style:parent-style-name="Default_20_Paragraph_20_Font">
      <style:text-properties style:font-name="Courier New" fo:font-size="11pt" style:font-size-asian="11pt"/>
    </style:style>
    <style:style style:name="Header_20_Char" style:display-name="Header Char" style:family="text" style:parent-style-name="Default_20_Paragraph_20_Font">
      <style:text-properties style:font-name="Arial" fo:font-size="13pt" fo:language="en" fo:country="GB" fo:font-weight="bold" style:font-size-asian="13pt" style:font-weight-asian="bold" style:font-name-complex="Arial" style:font-size-complex="12pt" style:font-weight-complex="bold"/>
    </style:style>
    <style:style style:name="Heading_20_9_20_Char" style:display-name="Heading 9 Char" style:family="text" style:parent-style-name="Default_20_Paragraph_20_Font">
      <style:text-properties style:font-name="Univers Condensed" fo:font-size="11pt" fo:language="en" fo:country="GB" fo:font-weight="bold" style:font-size-asian="11pt" style:font-weight-asian="bold" style:font-size-complex="11pt" style:font-weight-complex="bold"/>
    </style:style>
    <style:style style:name="Heading4_20_Char" style:display-name="Heading4 Char" style:family="text" style:parent-style-name="Heading_20_9_20_Char">
      <style:text-properties style:font-name="Univers Condensed" fo:font-size="11pt" fo:language="en" fo:country="GB" fo:font-weight="bold" style:font-size-asian="11pt" style:font-weight-asian="bold" style:font-size-complex="11pt" style:font-weight-complex="bold"/>
    </style:style>
    <style:style style:name="Heading5_20_Char" style:display-name="Heading5 Char" style:family="text" style:parent-style-name="Heading_20_9_20_Char">
      <style:text-properties style:font-name="Calibri" fo:font-size="10.5pt" fo:language="en" fo:country="GB" fo:font-style="italic" fo:font-weight="bold" style:font-size-asian="10.5pt" style:font-style-asian="italic" style:font-weight-asian="bold" style:font-size-complex="10.5pt" style:font-weight-complex="bold"/>
    </style:style>
    <style:style style:name="ListLabel_20_1" style:display-name="ListLabel 1" style:family="text">
      <style:text-properties fo:font-size="8pt" style:font-size-asian="8pt"/>
    </style:style>
    <style:style style:name="ListLabel_20_2" style:display-name="ListLabel 2" style:family="text">
      <style:text-properties style:font-name-complex="Courier New"/>
    </style:style>
    <style:style style:name="ListLabel_20_3" style:display-name="ListLabel 3" style:family="text">
      <style:text-properties fo:color="#000000"/>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style:font-name-asian="Times New Roman" style:font-name-complex="Aria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Courier New" style:font-name-complex="Courier New"/>
    </style:style>
    <style:style style:name="WW_5f_CharLFO20LVL2" style:display-name="WW_CharLFO20LVL2" style:family="text">
      <style:text-properties style:font-name="Symbol"/>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Symbol"/>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Courier New" style:font-name-complex="Courier New"/>
    </style:style>
    <style:style style:name="WW_5f_CharLFO22LVL3" style:display-name="WW_CharLFO22LVL3" style:family="text">
      <style:text-properties style:font-name="Symbol"/>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Symbol"/>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fo:color="#000000"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9LVL2" style:display-name="WW_CharLFO29LVL2" style:family="text">
      <style:text-properties style:font-name-asian="Times New Roman" style:font-name-complex="Times New Roman"/>
    </style:style>
    <style:style style:name="WW_5f_CharLFO30LVL1" style:display-name="WW_CharLFO30LVL1" style:family="text">
      <style:text-properties style:font-name="Symbol"/>
    </style:style>
    <style:style style:name="WW_5f_CharLFO30LVL2" style:display-name="WW_CharLFO30LVL2" style:family="text">
      <style:text-properties style:font-name="Symbol"/>
    </style:style>
    <style:style style:name="WW_5f_CharLFO30LVL3" style:display-name="WW_CharLFO30LVL3" style:family="text">
      <style:text-properties style:font-name-asian="Times New Roman" style:font-name-complex="Aria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2" style:display-name="WW_CharLFO32LVL2" style:family="text">
      <style:text-properties style:font-name-asian="Times New Roman" style:font-name-complex="Times New Roman"/>
    </style:style>
    <style:style style:name="WW_5f_CharLFO33LVL2" style:display-name="WW_CharLFO33LVL2" style:family="text">
      <style:text-properties style:font-name-asian="Times New Roman" style:font-name-complex="Times New Roman"/>
    </style:style>
    <style:style style:name="WW_5f_CharLFO34LVL2" style:display-name="WW_CharLFO34LVL2" style:family="text">
      <style:text-properties style:font-name-asian="Times New Roman" style:font-name-complex="Times New Roman"/>
    </style:style>
    <style:style style:name="WW_5f_CharLFO35LVL2" style:display-name="WW_CharLFO35LVL2" style:family="text">
      <style:text-properties style:font-name-asian="Times New Roman" style:font-name-complex="Times New Roman"/>
    </style:style>
    <style:style style:name="WW_5f_CharLFO36LVL2" style:display-name="WW_CharLFO36LVL2" style:family="text">
      <style:text-properties style:font-name-asian="Times New Roman" style:font-name-complex="Times New Roman"/>
    </style:style>
    <style:style style:name="WW_5f_CharLFO37LVL2" style:display-name="WW_CharLFO37LVL2" style:family="text">
      <style:text-properties style:font-name-asian="Times New Roman" style:font-name-complex="Times New Roman"/>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2" style:display-name="WW_CharLFO40LVL2" style:family="text">
      <style:text-properties style:font-name-asian="Times New Roman" style:font-name-complex="Times New Roman"/>
    </style:style>
    <style:style style:name="WW_5f_CharLFO41LVL2" style:display-name="WW_CharLFO41LVL2" style:family="text">
      <style:text-properties style:font-name-asian="Times New Roman" style:font-name-complex="Times New Roman"/>
    </style:style>
    <style:style style:name="WW_5f_CharLFO42LVL1" style:display-name="WW_CharLFO42LVL1" style:family="text">
      <style:text-properties style:font-name="Symbol"/>
    </style:style>
    <style:style style:name="WW_5f_CharLFO42LVL2" style:display-name="WW_CharLFO42LVL2" style:family="text">
      <style:text-properties style:font-name="Symbol"/>
    </style:style>
    <style:style style:name="WW_5f_CharLFO42LVL3" style:display-name="WW_CharLFO42LVL3" style:family="text">
      <style:text-properties style:font-name="Symbol"/>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style:font-name-complex="Courier New"/>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54LVL1" style:display-name="WW_CharLFO54LVL1" style:family="text">
      <style:text-properties style:font-name="Symbol"/>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text:outline-style style:name="Outline">
      <text:outline-level-style text:level="1" style:num-prefix="A"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A" style:num-suffix="." style:num-format="1">
        <style:list-level-properties/>
      </text:list-level-style-number>
      <text:list-level-style-number text:level="2" style:num-prefix="A"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prefix="(" style:num-suffix=")" style:num-format="a" style:num-letter-sync="true" text:display-levels="3">
        <style:list-level-properties/>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 style:num-suffix="." style:num-format="1">
        <style:list-level-properties/>
      </text:list-level-style-number>
      <text:list-level-style-number text:level="2" style:num-prefix="A"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style:text-properties style:font-name="Symbol"/>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o">
        <style:list-level-properties/>
      </text:list-level-style-bullet>
      <text:list-level-style-bullet text:level="2" text:style-name="WW_5f_CharLFO9LVL2" text:bullet-char="o">
        <style:list-level-properties/>
        <style:text-properties style:font-name="Courier New"/>
      </text:list-level-style-bullet>
      <text:list-level-style-bullet text:level="3" text:style-name="WW_5f_CharLFO9LVL3" text:bullet-char="">
        <style:list-level-properties/>
        <style:text-properties style:font-name="Wingdings"/>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o">
        <style:list-level-properties/>
        <style:text-properties style:font-name="Courier New"/>
      </text:list-level-style-bullet>
      <text:list-level-style-bullet text:level="6" text:style-name="WW_5f_CharLFO9LVL6" text:bullet-char="">
        <style:list-level-properties/>
        <style:text-properties style:font-name="Wingdings"/>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o">
        <style:list-level-properties/>
        <style:text-properties style:font-name="Courier New"/>
      </text:list-level-style-bullet>
      <text:list-level-style-bullet text:level="9" text:style-name="WW_5f_CharLFO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2">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style:text-properties style:font-name="Wingdings"/>
      </text:list-level-style-bullet>
      <text:list-level-style-bullet text:level="2" text:style-name="WW_5f_CharLFO11LVL2" text:bullet-char="o">
        <style:list-level-properties/>
        <style:text-properties style:font-name="Courier New"/>
      </text:list-level-style-bullet>
      <text:list-level-style-bullet text:level="3" text:style-name="WW_5f_CharLFO11LVL3" text:bullet-char="">
        <style:list-level-properties/>
        <style:text-properties style:font-name="Wingdings"/>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o">
        <style:list-level-properties/>
        <style:text-properties style:font-name="Courier New"/>
      </text:list-level-style-bullet>
      <text:list-level-style-bullet text:level="6" text:style-name="WW_5f_CharLFO11LVL6" text:bullet-char="">
        <style:list-level-properties/>
        <style:text-properties style:font-name="Wingdings"/>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o">
        <style:list-level-properties/>
        <style:text-properties style:font-name="Courier New"/>
      </text:list-level-style-bullet>
      <text:list-level-style-bullet text:level="9" text:style-name="WW_5f_CharLFO1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text:display-levels="3">
        <style:list-level-properties/>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text:display-levels="3">
        <style:list-level-properties/>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19LVL1" text:bullet-char="">
        <style:list-level-properties/>
        <style:text-properties style:font-name="Symbol"/>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0LVL1" text:bullet-char="o">
        <style:list-level-properties/>
        <style:text-properties style:font-name="Courier New"/>
      </text:list-level-style-bullet>
      <text:list-level-style-bullet text:level="2" text:style-name="WW_5f_CharLFO20LVL2" text:bullet-char="">
        <style:list-level-properties/>
        <style:text-properties style:font-name="Symbol"/>
      </text:list-level-style-bullet>
      <text:list-level-style-bullet text:level="3" text:bullet-char="o">
        <style:list-level-propertie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Symbol"/>
      </text:list-level-style-bullet>
      <text:list-level-style-bullet text:level="3" text:bullet-char="o">
        <style:list-level-propertie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2LVL1" text:bullet-char="o">
        <style:list-level-properties/>
        <style:text-properties style:font-name="Courier New"/>
      </text:list-level-style-bullet>
      <text:list-level-style-bullet text:level="2" text:bullet-char="o">
        <style:list-level-properties/>
      </text:list-level-style-bullet>
      <text:list-level-style-bullet text:level="3" text:style-name="WW_5f_CharLFO22LVL3" text:bullet-char="">
        <style:list-level-properties/>
        <style:text-properties style:font-name="Symbol"/>
      </text:list-level-style-bullet>
      <text:list-level-style-bullet text:level="4" text:style-name="WW_5f_CharLFO22LVL4" text:bullet-char="">
        <style:list-level-properties/>
        <style:text-properties style:font-name="Symbol"/>
      </text:list-level-style-bullet>
      <text:list-level-style-bullet text:level="5" text:style-name="WW_5f_CharLFO22LVL5" text:bullet-char="o">
        <style:list-level-properties/>
        <style:text-properties style:font-name="Courier New"/>
      </text:list-level-style-bullet>
      <text:list-level-style-bullet text:level="6" text:style-name="WW_5f_CharLFO22LVL6" text:bullet-char="">
        <style:list-level-properties/>
        <style:text-properties style:font-name="Wingdings"/>
      </text:list-level-style-bullet>
      <text:list-level-style-bullet text:level="7" text:style-name="WW_5f_CharLFO22LVL7" text:bullet-char="">
        <style:list-level-properties/>
        <style:text-properties style:font-name="Symbol"/>
      </text:list-level-style-bullet>
      <text:list-level-style-bullet text:level="8" text:style-name="WW_5f_CharLFO22LVL8" text:bullet-char="o">
        <style:list-level-properties/>
        <style:text-properties style:font-name="Courier New"/>
      </text:list-level-style-bullet>
      <text:list-level-style-bullet text:level="9" text:style-name="WW_5f_CharLFO2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3LVL1" text:bullet-char="">
        <style:list-level-properties/>
        <style:text-properties style:font-name="Symbol"/>
      </text:list-level-style-bullet>
      <text:list-level-style-bullet text:level="2" text:style-name="WW_5f_CharLFO23LVL2" text:bullet-char="">
        <style:list-level-properties/>
        <style:text-properties style:font-name="Symbol"/>
      </text:list-level-style-bullet>
      <text:list-level-style-bullet text:level="3" text:style-name="WW_5f_CharLFO23LVL3" text:bullet-char="">
        <style:list-level-properties/>
        <style:text-properties style:font-name="Wingdings"/>
      </text:list-level-style-bullet>
      <text:list-level-style-bullet text:level="4" text:style-name="WW_5f_CharLFO23LVL4" text:bullet-char="">
        <style:list-level-properties/>
        <style:text-properties style:font-name="Symbol"/>
      </text:list-level-style-bullet>
      <text:list-level-style-bullet text:level="5" text:style-name="WW_5f_CharLFO23LVL5" text:bullet-char="o">
        <style:list-level-properties/>
        <style:text-properties style:font-name="Courier New"/>
      </text:list-level-style-bullet>
      <text:list-level-style-bullet text:level="6" text:style-name="WW_5f_CharLFO23LVL6" text:bullet-char="">
        <style:list-level-properties/>
        <style:text-properties style:font-name="Wingdings"/>
      </text:list-level-style-bullet>
      <text:list-level-style-bullet text:level="7" text:style-name="WW_5f_CharLFO23LVL7" text:bullet-char="">
        <style:list-level-properties/>
        <style:text-properties style:font-name="Symbol"/>
      </text:list-level-style-bullet>
      <text:list-level-style-bullet text:level="8" text:style-name="WW_5f_CharLFO23LVL8" text:bullet-char="o">
        <style:list-level-properties/>
        <style:text-properties style:font-name="Courier New"/>
      </text:list-level-style-bullet>
      <text:list-level-style-bullet text:level="9" text:style-name="WW_5f_CharLFO2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5LVL1" text:bullet-char="">
        <style:list-level-properties/>
        <style:text-properties style:font-name="Symbol"/>
      </text:list-level-style-bullet>
      <text:list-level-style-bullet text:level="2" text:style-name="WW_5f_CharLFO25LVL2" text:bullet-char="o">
        <style:list-level-properties/>
        <style:text-properties style:font-name="Courier New"/>
      </text:list-level-style-bullet>
      <text:list-level-style-bullet text:level="3" text:style-name="WW_5f_CharLFO25LVL3" text:bullet-char="">
        <style:list-level-properties/>
        <style:text-properties style:font-name="Wingdings"/>
      </text:list-level-style-bullet>
      <text:list-level-style-bullet text:level="4" text:style-name="WW_5f_CharLFO25LVL4" text:bullet-char="">
        <style:list-level-properties/>
        <style:text-properties style:font-name="Symbol"/>
      </text:list-level-style-bullet>
      <text:list-level-style-bullet text:level="5" text:style-name="WW_5f_CharLFO25LVL5" text:bullet-char="o">
        <style:list-level-properties/>
        <style:text-properties style:font-name="Courier New"/>
      </text:list-level-style-bullet>
      <text:list-level-style-bullet text:level="6" text:style-name="WW_5f_CharLFO25LVL6" text:bullet-char="">
        <style:list-level-properties/>
        <style:text-properties style:font-name="Wingdings"/>
      </text:list-level-style-bullet>
      <text:list-level-style-bullet text:level="7" text:style-name="WW_5f_CharLFO25LVL7" text:bullet-char="">
        <style:list-level-properties/>
        <style:text-properties style:font-name="Symbol"/>
      </text:list-level-style-bullet>
      <text:list-level-style-bullet text:level="8" text:style-name="WW_5f_CharLFO25LVL8" text:bullet-char="o">
        <style:list-level-properties/>
        <style:text-properties style:font-name="Courier New"/>
      </text:list-level-style-bullet>
      <text:list-level-style-bullet text:level="9" text:style-name="WW_5f_CharLFO2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6LVL1" text:bullet-char="">
        <style:list-level-properties/>
        <style:text-properties style:font-name="Symbol"/>
      </text:list-level-style-bullet>
      <text:list-level-style-bullet text:level="2" text:style-name="WW_5f_CharLFO26LVL2" text:bullet-char="o">
        <style:list-level-properties/>
        <style:text-properties style:font-name="Courier New"/>
      </text:list-level-style-bullet>
      <text:list-level-style-bullet text:level="3" text:style-name="WW_5f_CharLFO26LVL3" text:bullet-char="">
        <style:list-level-properties/>
        <style:text-properties style:font-name="Wingdings"/>
      </text:list-level-style-bullet>
      <text:list-level-style-bullet text:level="4" text:style-name="WW_5f_CharLFO26LVL4" text:bullet-char="">
        <style:list-level-properties/>
        <style:text-properties style:font-name="Symbol"/>
      </text:list-level-style-bullet>
      <text:list-level-style-bullet text:level="5" text:style-name="WW_5f_CharLFO26LVL5" text:bullet-char="o">
        <style:list-level-properties/>
        <style:text-properties style:font-name="Courier New"/>
      </text:list-level-style-bullet>
      <text:list-level-style-bullet text:level="6" text:style-name="WW_5f_CharLFO26LVL6" text:bullet-char="">
        <style:list-level-properties/>
        <style:text-properties style:font-name="Wingdings"/>
      </text:list-level-style-bullet>
      <text:list-level-style-bullet text:level="7" text:style-name="WW_5f_CharLFO26LVL7" text:bullet-char="">
        <style:list-level-properties/>
        <style:text-properties style:font-name="Symbol"/>
      </text:list-level-style-bullet>
      <text:list-level-style-bullet text:level="8" text:style-name="WW_5f_CharLFO26LVL8" text:bullet-char="o">
        <style:list-level-properties/>
        <style:text-properties style:font-name="Courier New"/>
      </text:list-level-style-bullet>
      <text:list-level-style-bullet text:level="9" text:style-name="WW_5f_CharLFO2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style-number>
      <text:list-level-style-bullet text:level="2" text:style-name="WW_5f_CharLFO29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Symbol"/>
      </text:list-level-style-bullet>
      <text:list-level-style-bullet text:level="3" text:style-name="WW_5f_CharLFO30LVL3" text:bullet-char="-">
        <style:list-level-properties/>
        <style:text-properties style:font-name="Times New Roman"/>
      </text:list-level-style-bullet>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text:bullet-char="">
        <style:list-level-properties/>
        <style:text-properties style:font-name="Symbol"/>
      </text:list-level-style-bullet>
      <text:list-level-style-bullet text:level="2" text:style-name="WW_5f_CharLFO31LVL2" text:bullet-char="o">
        <style:list-level-properties/>
        <style:text-properties style:font-name="Courier New"/>
      </text:list-level-style-bullet>
      <text:list-level-style-bullet text:level="3" text:style-name="WW_5f_CharLFO31LVL3" text:bullet-char="">
        <style:list-level-properties/>
        <style:text-properties style:font-name="Wingdings"/>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o">
        <style:list-level-properties/>
        <style:text-properties style:font-name="Courier New"/>
      </text:list-level-style-bullet>
      <text:list-level-style-bullet text:level="6" text:style-name="WW_5f_CharLFO31LVL6" text:bullet-char="">
        <style:list-level-properties/>
        <style:text-properties style:font-name="Wingdings"/>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o">
        <style:list-level-properties/>
        <style:text-properties style:font-name="Courier New"/>
      </text:list-level-style-bullet>
      <text:list-level-style-bullet text:level="9" text:style-name="WW_5f_CharLFO3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num-letter-sync="true">
        <style:list-level-properties/>
      </text:list-level-style-number>
      <text:list-level-style-bullet text:level="2" text:style-name="WW_5f_CharLFO32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style-number>
      <text:list-level-style-bullet text:level="2" text:style-name="WW_5f_CharLFO33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style-number>
      <text:list-level-style-bullet text:level="2" text:style-name="WW_5f_CharLFO34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style-number>
      <text:list-level-style-bullet text:level="2" text:style-name="WW_5f_CharLFO35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style-number>
      <text:list-level-style-bullet text:level="2" text:style-name="WW_5f_CharLFO36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style-number>
      <text:list-level-style-bullet text:level="2" text:style-name="WW_5f_CharLFO37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39LVL1" text:bullet-char="">
        <style:list-level-properties/>
        <style:text-properties style:font-name="Symbol"/>
      </text:list-level-style-bullet>
      <text:list-level-style-bullet text:level="2" text:style-name="WW_5f_CharLFO39LVL2" text:bullet-char="o">
        <style:list-level-properties/>
        <style:text-properties style:font-name="Courier New"/>
      </text:list-level-style-bullet>
      <text:list-level-style-bullet text:level="3" text:style-name="WW_5f_CharLFO39LVL3" text:bullet-char="">
        <style:list-level-properties/>
        <style:text-properties style:font-name="Wingdings"/>
      </text:list-level-style-bullet>
      <text:list-level-style-bullet text:level="4" text:style-name="WW_5f_CharLFO39LVL4" text:bullet-char="">
        <style:list-level-properties/>
        <style:text-properties style:font-name="Symbol"/>
      </text:list-level-style-bullet>
      <text:list-level-style-bullet text:level="5" text:style-name="WW_5f_CharLFO39LVL5" text:bullet-char="o">
        <style:list-level-properties/>
        <style:text-properties style:font-name="Courier New"/>
      </text:list-level-style-bullet>
      <text:list-level-style-bullet text:level="6" text:style-name="WW_5f_CharLFO39LVL6" text:bullet-char="">
        <style:list-level-properties/>
        <style:text-properties style:font-name="Wingdings"/>
      </text:list-level-style-bullet>
      <text:list-level-style-bullet text:level="7" text:style-name="WW_5f_CharLFO39LVL7" text:bullet-char="">
        <style:list-level-properties/>
        <style:text-properties style:font-name="Symbol"/>
      </text:list-level-style-bullet>
      <text:list-level-style-bullet text:level="8" text:style-name="WW_5f_CharLFO39LVL8" text:bullet-char="o">
        <style:list-level-properties/>
        <style:text-properties style:font-name="Courier New"/>
      </text:list-level-style-bullet>
      <text:list-level-style-bullet text:level="9" text:style-name="WW_5f_CharLFO3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style-number>
      <text:list-level-style-bullet text:level="2" text:style-name="WW_5f_CharLFO40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num-letter-sync="true">
        <style:list-level-properties/>
      </text:list-level-style-number>
      <text:list-level-style-bullet text:level="2" text:style-name="WW_5f_CharLFO41LVL2" text:bullet-char="-">
        <style:list-level-properties/>
        <style:text-properties style:font-name="Times New Roman"/>
      </text:list-level-style-bullet>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WW_5f_CharLFO42LVL1" text:bullet-char="">
        <style:list-level-properties/>
        <style:text-properties style:font-name="Symbol"/>
      </text:list-level-style-bullet>
      <text:list-level-style-bullet text:level="2" text:style-name="WW_5f_CharLFO42LVL2" text:bullet-char="">
        <style:list-level-properties/>
        <style:text-properties style:font-name="Symbol"/>
      </text:list-level-style-bullet>
      <text:list-level-style-bullet text:level="3" text:style-name="WW_5f_CharLFO42LVL3" text:bullet-char="">
        <style:list-level-properties/>
        <style:text-properties style:font-name="Symbol"/>
      </text:list-level-style-bullet>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43LVL1" text:bullet-char="">
        <style:list-level-properties/>
        <style:text-properties style:font-name="Symbol"/>
      </text:list-level-style-bullet>
      <text:list-level-style-bullet text:level="2" text:style-name="WW_5f_CharLFO43LVL2" text:bullet-char="o">
        <style:list-level-properties/>
        <style:text-properties style:font-name="Courier New"/>
      </text:list-level-style-bullet>
      <text:list-level-style-bullet text:level="3" text:style-name="WW_5f_CharLFO43LVL3" text:bullet-char="">
        <style:list-level-properties/>
        <style:text-properties style:font-name="Wingdings"/>
      </text:list-level-style-bullet>
      <text:list-level-style-bullet text:level="4" text:style-name="WW_5f_CharLFO43LVL4" text:bullet-char="">
        <style:list-level-properties/>
        <style:text-properties style:font-name="Symbol"/>
      </text:list-level-style-bullet>
      <text:list-level-style-bullet text:level="5" text:style-name="WW_5f_CharLFO43LVL5" text:bullet-char="o">
        <style:list-level-properties/>
        <style:text-properties style:font-name="Courier New"/>
      </text:list-level-style-bullet>
      <text:list-level-style-bullet text:level="6" text:style-name="WW_5f_CharLFO43LVL6" text:bullet-char="">
        <style:list-level-properties/>
        <style:text-properties style:font-name="Wingdings"/>
      </text:list-level-style-bullet>
      <text:list-level-style-bullet text:level="7" text:style-name="WW_5f_CharLFO43LVL7" text:bullet-char="">
        <style:list-level-properties/>
        <style:text-properties style:font-name="Symbol"/>
      </text:list-level-style-bullet>
      <text:list-level-style-bullet text:level="8" text:style-name="WW_5f_CharLFO43LVL8" text:bullet-char="o">
        <style:list-level-properties/>
        <style:text-properties style:font-name="Courier New"/>
      </text:list-level-style-bullet>
      <text:list-level-style-bullet text:level="9" text:style-name="WW_5f_CharLFO4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WW_5f_CharLFO44LVL1" text:bullet-char="o">
        <style:list-level-properties/>
        <style:text-properties style:font-name="Courier New"/>
      </text:list-level-style-bullet>
      <text:list-level-style-bullet text:level="2" text:style-name="WW_5f_CharLFO44LVL2" text:bullet-char="o">
        <style:list-level-properties/>
        <style:text-properties style:font-name="Courier New"/>
      </text:list-level-style-bullet>
      <text:list-level-style-bullet text:level="3" text:style-name="WW_5f_CharLFO44LVL3" text:bullet-char="">
        <style:list-level-properties/>
        <style:text-properties style:font-name="Wingdings"/>
      </text:list-level-style-bullet>
      <text:list-level-style-bullet text:level="4" text:style-name="WW_5f_CharLFO44LVL4" text:bullet-char="">
        <style:list-level-properties/>
        <style:text-properties style:font-name="Symbol"/>
      </text:list-level-style-bullet>
      <text:list-level-style-bullet text:level="5" text:style-name="WW_5f_CharLFO44LVL5" text:bullet-char="o">
        <style:list-level-properties/>
        <style:text-properties style:font-name="Courier New"/>
      </text:list-level-style-bullet>
      <text:list-level-style-bullet text:level="6" text:style-name="WW_5f_CharLFO44LVL6" text:bullet-char="">
        <style:list-level-properties/>
        <style:text-properties style:font-name="Wingdings"/>
      </text:list-level-style-bullet>
      <text:list-level-style-bullet text:level="7" text:style-name="WW_5f_CharLFO44LVL7" text:bullet-char="">
        <style:list-level-properties/>
        <style:text-properties style:font-name="Symbol"/>
      </text:list-level-style-bullet>
      <text:list-level-style-bullet text:level="8" text:style-name="WW_5f_CharLFO44LVL8" text:bullet-char="o">
        <style:list-level-properties/>
        <style:text-properties style:font-name="Courier New"/>
      </text:list-level-style-bullet>
      <text:list-level-style-bullet text:level="9" text:style-name="WW_5f_CharLFO4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WW_5f_CharLFO45LVL1" text:bullet-char="">
        <style:list-level-properties/>
        <style:text-properties style:font-name="Symbol"/>
      </text:list-level-style-bullet>
      <text:list-level-style-bullet text:level="2" text:style-name="WW_5f_CharLFO45LVL2" text:bullet-char="o">
        <style:list-level-properties/>
        <style:text-properties style:font-name="Courier New"/>
      </text:list-level-style-bullet>
      <text:list-level-style-bullet text:level="3" text:style-name="WW_5f_CharLFO45LVL3" text:bullet-char="">
        <style:list-level-properties/>
        <style:text-properties style:font-name="Wingdings"/>
      </text:list-level-style-bullet>
      <text:list-level-style-bullet text:level="4" text:style-name="WW_5f_CharLFO45LVL4" text:bullet-char="">
        <style:list-level-properties/>
        <style:text-properties style:font-name="Symbol"/>
      </text:list-level-style-bullet>
      <text:list-level-style-bullet text:level="5" text:style-name="WW_5f_CharLFO45LVL5" text:bullet-char="o">
        <style:list-level-properties/>
        <style:text-properties style:font-name="Courier New"/>
      </text:list-level-style-bullet>
      <text:list-level-style-bullet text:level="6" text:style-name="WW_5f_CharLFO45LVL6" text:bullet-char="">
        <style:list-level-properties/>
        <style:text-properties style:font-name="Wingdings"/>
      </text:list-level-style-bullet>
      <text:list-level-style-bullet text:level="7" text:style-name="WW_5f_CharLFO45LVL7" text:bullet-char="">
        <style:list-level-properties/>
        <style:text-properties style:font-name="Symbol"/>
      </text:list-level-style-bullet>
      <text:list-level-style-bullet text:level="8" text:style-name="WW_5f_CharLFO45LVL8" text:bullet-char="o">
        <style:list-level-properties/>
        <style:text-properties style:font-name="Courier New"/>
      </text:list-level-style-bullet>
      <text:list-level-style-bullet text:level="9" text:style-name="WW_5f_CharLFO4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WW_5f_CharLFO54LVL1" text:bullet-char="">
        <style:list-level-properties/>
        <style:text-properties style:font-name="Symbol"/>
      </text:list-level-style-bullet>
      <text:list-level-style-bullet text:level="2" text:style-name="WW_5f_CharLFO54LVL2" text:bullet-char="o">
        <style:list-level-properties/>
        <style:text-properties style:font-name="Courier New"/>
      </text:list-level-style-bullet>
      <text:list-level-style-bullet text:level="3" text:style-name="WW_5f_CharLFO54LVL3" text:bullet-char="">
        <style:list-level-properties/>
        <style:text-properties style:font-name="Wingdings"/>
      </text:list-level-style-bullet>
      <text:list-level-style-bullet text:level="4" text:style-name="WW_5f_CharLFO54LVL4" text:bullet-char="">
        <style:list-level-properties/>
        <style:text-properties style:font-name="Symbol"/>
      </text:list-level-style-bullet>
      <text:list-level-style-bullet text:level="5" text:style-name="WW_5f_CharLFO54LVL5" text:bullet-char="o">
        <style:list-level-properties/>
        <style:text-properties style:font-name="Courier New"/>
      </text:list-level-style-bullet>
      <text:list-level-style-bullet text:level="6" text:style-name="WW_5f_CharLFO54LVL6" text:bullet-char="">
        <style:list-level-properties/>
        <style:text-properties style:font-name="Wingdings"/>
      </text:list-level-style-bullet>
      <text:list-level-style-bullet text:level="7" text:style-name="WW_5f_CharLFO54LVL7" text:bullet-char="">
        <style:list-level-properties/>
        <style:text-properties style:font-name="Symbol"/>
      </text:list-level-style-bullet>
      <text:list-level-style-bullet text:level="8" text:style-name="WW_5f_CharLFO54LVL8" text:bullet-char="o">
        <style:list-level-properties/>
        <style:text-properties style:font-name="Courier New"/>
      </text:list-level-style-bullet>
      <text:list-level-style-bullet text:level="9" text:style-name="WW_5f_CharLFO5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499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LIT Research Degree Programme Regulations.docx</dc:title>
    <meta:initial-creator>patricia.burke</meta:initial-creator>
    <dc:creator>Paul Vesey</dc:creator>
    <meta:creation-date>2010-11-26T10:21:00Z</meta:creation-date>
    <dc:date>2012-07-27T13:09:11.22</dc:date>
    <meta:print-date>2010-12-16T12:44:00Z</meta:print-date>
    <meta:editing-cycles>51</meta:editing-cycles>
    <meta:editing-duration>PT3H56M52S</meta:editing-duration>
    <meta:document-statistic meta:table-count="0" meta:image-count="0" meta:object-count="0" meta:page-count="4" meta:paragraph-count="71" meta:word-count="1229" meta:character-count="7307"/>
    <meta:user-defined meta:name="AppVersion">12.0000</meta:user-defined>
    <meta:user-defined meta:name="Company">LIT</meta:user-defined>
    <meta:user-defined meta:name="ContentTypeId">0x0101009157DD3A223C1545984FD8668BD8BBA5</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float">1600</meta:user-defined>
    <meta:user-defined meta:name="ScaleCrop" meta:value-type="boolean">false</meta:user-defined>
    <meta:user-defined meta:name="ShareDoc" meta:value-type="boolean">false</meta:user-defined>
    <meta:user-defined meta:name="category" meta:value-type="string">LIT Research Degree Programme Regulations</meta:user-defined>
    <meta:template xlink:type="simple" xlink:actuate="onRequest" xlink:title="" xlink:href="Normal"/>
  </office:meta>
</office:document-meta>
</file>